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Text_20_body">
      <style:paragraph-properties style:line-height-at-least="0.2917in"/>
    </style:style>
    <style:style style:name="P4" style:family="paragraph" style:parent-style-name="Text_20_body" style:list-style-name="L3">
      <style:paragraph-properties style:line-height-at-least="0.2917in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33333" fo:font-size="10.5pt" fo:background-color="#ffffff"/>
    </style:style>
    <style:style style:name="T4" style:family="text">
      <style:text-properties fo:color="#333333" fo:font-size="10.5pt" fo:background-color="#ffffff" style:font-size-asian="10.5pt"/>
    </style:style>
    <style:style style:name="T5" style:family="text">
      <style:text-properties fo:color="#333333" fo:background-color="#ffffff"/>
    </style:style>
    <style:style style:name="T6" style:family="text">
      <style:text-properties fo:color="#333333" fo:background-color="#ffffff" style:font-size-asian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48509733" text:style-name="L1">
        <text:list-item>
          <text:p text:style-name="P1">Share Folder between the Windows 7 and Ubuntu</text:p>
          <text:p text:style-name="P1"><text:a xlink:type="simple" xlink:href="http://www.howtogeek.com/75705/access-shared-folders-in-a-virtualbox-ubuntu-11.04-virtual-machine/">http://www.howtogeek.com/75705/access-shared-folders-in-a-virtualbox-ubuntu-11.04-virtual-machine/</text:a></text:p>
        </text:list-item>
        <text:list-item>
          <text:p text:style-name="P1">Ubuntu version command here</text:p>
          <text:p text:style-name="P1"><text:a xlink:type="simple" xlink:href="http://www.watchingthenet.com/add-open-command-prompt-here-functionality-to-nautilus-in-ubuntu.html">http://www.watchingthenet.com/add-open-command-prompt-here-functionality-to-nautilus-in-ubuntu.html</text:a></text:p>
          <text:p text:style-name="P1"><text:span text:style-name="Emphasis"><text:span text:style-name="T1">sudo apt-get install nautilus-open-terminal </text:span></text:span></text:p>
        </text:list-item>
        <text:list-item>
          <text:p text:style-name="P1">Emacs and Git environment setup</text:p>
          <text:list>
            <text:list-item>
              <text:p text:style-name="P1">Run <text:span text:style-name="T2">initgit</text:span> sh</text:p>
              <text:p text:style-name="P1">sudo ./initgit</text:p>
            </text:list-item>
            <text:list-item>
              <text:p text:style-name="P1">Init the emacs configuration</text:p>
              <text:p text:style-name="P1"/>
            </text:list-item>
          </text:list>
        </text:list-item>
        <text:list-item>
          <text:p text:style-name="P2">Setup JDK 1.6</text:p>
          <text:list>
            <text:list-item>
              <text:p text:style-name="P1"><text:span text:style-name="T6">添加这个源：</text:span> </text:p>
            </text:list-item>
          </text:list>
        </text:list-item>
      </text:list>
      <text:p text:style-name="P3"><text:tab/><text:tab/>sudo add-apt-repository "<text:span text:style-name="T3">deb http://us.archive.ubuntu.com/ubuntu/ hardy multiverse" </text:span><text:span text:style-name="T6">。</text:span></text:p>
      <text:list xml:id="list988698913" text:style-name="L3">
        <text:list-item>
          <text:list>
            <text:list-item>
              <text:list>
                <text:list-item>
                  <text:p text:style-name="P4"><text:span text:style-name="T3">sudo apt-get update</text:span></text:p>
                </text:list-item>
                <text:list-item>
                  <text:p text:style-name="P4"><text:span text:style-name="T3">sudo apt-get install sun-java6-jdk</text:span></text:p>
                </text:list-item>
              </text:list>
            </text:list-item>
          </text:list>
        </text:list-item>
      </text:list>
      <text:p text:style-name="P3"><text:span text:style-name="T3"><text:tab/>Check </text:span><text:a xlink:type="simple" xlink:href="http://www.2cto.com/os/201203/121724.html">http://www.2cto.com/os/201203/121724.html</text:a><text:span text:style-name="T3"> for more information or </text:span></text:p>
      <text:list xml:id="list1591703203" text:continue-list="list1248509733" text:style-name="L1">
        <text:list-item>
          <text:p text:style-name="P1"/>
        </text:list-item>
        <text:list-item>
          <text:p text:style-name="P1"/>
        </text:list-item>
      </text:list>
      <text:p text:style-name="Standard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6T10:53:24</meta:creation-date>
    <meta:editing-duration>PT01H10M31S</meta:editing-duration>
    <meta:editing-cycles>10</meta:editing-cycles>
    <meta:generator>OpenOffice.org/3.2$Linux OpenOffice.org_project/320m12$Build-9483</meta:generator>
    <meta:initial-creator>wangjiay </meta:initial-creator>
    <dc:date>2012-10-26T12:06:30</dc:date>
    <dc:creator>wangjiay </dc:creator>
    <meta:document-statistic meta:table-count="0" meta:image-count="0" meta:object-count="0" meta:page-count="1" meta:paragraph-count="16" meta:word-count="68" meta:character-count="658"/>
  </office:meta>
</office:document-meta>
</file>